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Wellenlänge [nm]</text:p>
          </table:table-cell>
          <table:table-cell office:value-type="string" table:style-name="ce1">
            <text:p>Fehler [nm]</text:p>
          </table:table-cell>
          <table:table-cell table:number-columns-repeated="16382"/>
        </table:table-row>
        <table:table-row table:style-name="ro1">
          <table:table-cell office:value-type="float" office:value="817.10500000000002" table:style-name="ce1">
            <text:p>817.105</text:p>
          </table:table-cell>
          <table:table-cell office:value-type="float" office:value="2.0720000000000027" table:formula="of:=817.87-815.798" table:style-name="ce1">
            <text:p>2.072</text:p>
          </table:table-cell>
          <table:table-cell table:number-columns-repeated="16382"/>
        </table:table-row>
        <table:table-row table:style-name="ro1">
          <table:table-cell office:value-type="float" office:value="809.16099999999994" table:style-name="ce1">
            <text:p>809.161</text:p>
          </table:table-cell>
          <table:table-cell office:value-type="float" office:value="1.4200000000000728" table:formula="of:=809.826-808.406" table:style-name="ce2">
            <text:p>1.420</text:p>
          </table:table-cell>
          <table:table-cell table:number-columns-repeated="16382"/>
        </table:table-row>
        <table:table-row table:style-name="ro1">
          <table:table-cell office:value-type="float" office:value="770.11099999999999" table:style-name="ce1">
            <text:p>770.111</text:p>
          </table:table-cell>
          <table:table-cell office:value-type="float" office:value="1.3659999999999854" table:formula="of:=770.874-769.508" table:style-name="ce1">
            <text:p>1.366</text:p>
          </table:table-cell>
          <table:table-cell table:number-columns-repeated="16382"/>
        </table:table-row>
        <table:table-row table:style-name="ro1">
          <table:table-cell office:value-type="float" office:value="761.16399999999999" table:style-name="ce1">
            <text:p>761.164</text:p>
          </table:table-cell>
          <table:table-cell office:value-type="float" office:value="1.3149999999999409" table:formula="of:=761.861-760.546" table:style-name="ce1">
            <text:p>1.315</text:p>
          </table:table-cell>
          <table:table-cell table:number-columns-repeated="16382"/>
        </table:table-row>
        <table:table-row table:style-name="ro1">
          <table:table-cell office:value-type="float" office:value="586.98299999999995" table:style-name="ce1">
            <text:p>586.983</text:p>
          </table:table-cell>
          <table:table-cell office:value-type="float" office:value="1.9899999999998954" table:formula="of:=588.079-586.089" table:style-name="ce2">
            <text:p>1.990</text:p>
          </table:table-cell>
          <table:table-cell table:number-columns-repeated="16382"/>
        </table:table-row>
        <table:table-row table:style-name="ro1">
          <table:table-cell office:value-type="float" office:value="566.30499999999995" table:style-name="ce1">
            <text:p>566.305</text:p>
          </table:table-cell>
          <table:table-cell office:value-type="float" office:value="1.5040000000000191" table:formula="of:=567.119-565.615" table:style-name="ce1">
            <text:p>1.504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6T21:25:54Z</meta:creation-date>
    <dc:date>2019-11-16T21:29:41Z</dc:date>
  </office:meta>
</office:document-meta>
</file>